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OpenSymbol_1.ttf" manifest:media-type="application/x-font-ttf"/>
  <manifest:file-entry manifest:full-path="Fonts/Font_B_Nazanin_1.ttf" manifest:media-type="application/x-font-ttf"/>
  <manifest:file-entry manifest:full-path="Fonts/Font_B_Nazanin_2.ttf" manifest:media-type="application/x-font-ttf"/>
  <manifest:file-entry manifest:full-path="Fonts/Font_Roboto_2.ttf" manifest:media-type="application/x-font-ttf"/>
  <manifest:file-entry manifest:full-path="Fonts/Font_Liberation_Serif_3.ttf" manifest:media-type="application/x-font-ttf"/>
  <manifest:file-entry manifest:full-path="Fonts/Font_Roboto_4.ttf" manifest:media-type="application/x-font-ttf"/>
  <manifest:file-entry manifest:full-path="Fonts/Font_IRANSansX_2.ttf" manifest:media-type="application/x-font-ttf"/>
  <manifest:file-entry manifest:full-path="Fonts/Font_Roboto_1.ttf" manifest:media-type="application/x-font-ttf"/>
  <manifest:file-entry manifest:full-path="Fonts/Font_Liberation_Serif_2.ttf" manifest:media-type="application/x-font-ttf"/>
  <manifest:file-entry manifest:full-path="Fonts/Font_IRANSansX_Black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Roboto_3.ttf" manifest:media-type="application/x-font-ttf"/>
  <manifest:file-entry manifest:full-path="Fonts/Font_IRANSansX_1.ttf" manifest:media-type="application/x-font-ttf"/>
  <manifest:file-entry manifest:full-path="Fonts/Font_Liberation_Serif_4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>
      <svg:font-face-src>
        <svg:font-face-uri xlink:href="Fonts/Font_B_Nazanin_1.ttf" xlink:type="simple" loext:font-style="normal" loext:font-weight="normal">
          <svg:font-face-format svg:string="truetype"/>
        </svg:font-face-uri>
        <svg:font-face-uri xlink:href="Fonts/Font_B_Nazanin_2.ttf" xlink:type="simple" loext:font-style="normal" loext:font-weight="bold">
          <svg:font-face-format svg:string="truetype"/>
        </svg:font-face-uri>
        <svg:font-face-uri xlink:href="Fonts/Font_B_Nazanin_2.ttf" xlink:type="simple" loext:font-style="italic" loext:font-weight="normal">
          <svg:font-face-format svg:string="truetype"/>
        </svg:font-face-uri>
      </svg:font-face-src>
    </style:font-face>
    <style:font-face style:name="IRANSansX" svg:font-family="IRANSansX" style:font-family-generic="swiss" style:font-pitch="variable">
      <svg:font-face-src>
        <svg:font-face-uri xlink:href="Fonts/Font_IRANSansX_1.ttf" xlink:type="simple" loext:font-style="normal" loext:font-weight="normal">
          <svg:font-face-format svg:string="truetype"/>
        </svg:font-face-uri>
        <svg:font-face-uri xlink:href="Fonts/Font_IRANSansX_2.ttf" xlink:type="simple" loext:font-style="normal" loext:font-weight="bold">
          <svg:font-face-format svg:string="truetype"/>
        </svg:font-face-uri>
      </svg:font-face-src>
    </style:font-face>
    <style:font-face style:name="IRANSansX Black" svg:font-family="'IRANSansX Black'" style:font-family-generic="swiss" style:font-pitch="variable">
      <svg:font-face-src>
        <svg:font-face-uri xlink:href="Fonts/Font_IRANSansX_Black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Roboto" svg:font-family="Roboto" style:font-family-generic="system" style:font-pitch="variable">
      <svg:font-face-src>
        <svg:font-face-uri xlink:href="Fonts/Font_Roboto_1.ttf" xlink:type="simple" loext:font-style="normal" loext:font-weight="normal">
          <svg:font-face-format svg:string="truetype"/>
        </svg:font-face-uri>
        <svg:font-face-uri xlink:href="Fonts/Font_Roboto_2.ttf" xlink:type="simple" loext:font-style="normal" loext:font-weight="bold">
          <svg:font-face-format svg:string="truetype"/>
        </svg:font-face-uri>
        <svg:font-face-uri xlink:href="Fonts/Font_Roboto_3.ttf" xlink:type="simple" loext:font-style="italic" loext:font-weight="normal">
          <svg:font-face-format svg:string="truetype"/>
        </svg:font-face-uri>
        <svg:font-face-uri xlink:href="Fonts/Font_Robo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Table1" style:family="table" style:master-page-name="">
      <style:table-properties style:width="175.9mm" style:page-number="auto" table:align="margins" style:writing-mode="rl-tb"/>
    </style:style>
    <style:style style:name="Table1.A" style:family="table-column">
      <style:table-column-properties style:column-width="87.95m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justify" style:justify-single-word="false" style:writing-mode="rl-tb"/>
      <style:text-properties style:font-name="IRANSansX" officeooo:rsid="000a14bf" officeooo:paragraph-rsid="000a14bf"/>
    </style:style>
    <style:style style:name="P2" style:family="paragraph" style:parent-style-name="Standard" style:list-style-name="L1">
      <style:paragraph-properties fo:line-height="150%" fo:text-align="justify" style:justify-single-word="false" style:writing-mode="rl-tb"/>
      <style:text-properties style:font-name="IRANSansX" officeooo:rsid="000a14bf" officeooo:paragraph-rsid="000a14bf" style:font-name-complex="IRANSansX"/>
    </style:style>
    <style:style style:name="P3" style:family="paragraph" style:parent-style-name="Standard">
      <style:paragraph-properties fo:line-height="150%" fo:text-align="justify" style:justify-single-word="false" style:writing-mode="rl-tb"/>
      <style:text-properties style:font-name="IRANSansX" officeooo:rsid="000a14bf" officeooo:paragraph-rsid="000a14bf" style:font-name-complex="IRANSansX"/>
    </style:style>
    <style:style style:name="P4" style:family="paragraph" style:parent-style-name="Standard">
      <loext:graphic-properties draw:fill="none"/>
      <style:paragraph-properties fo:margin-left="104.76mm" fo:margin-right="0mm" fo:line-height="150%" fo:text-align="center" style:justify-single-word="false" fo:text-indent="0mm" style:auto-text-indent="false" fo:background-color="transparent" style:writing-mode="rl-tb"/>
      <style:text-properties style:font-name="IRANSansX" officeooo:rsid="000a14bf" officeooo:paragraph-rsid="000a14bf" style:font-name-complex="IRANSansX"/>
    </style:style>
    <style:style style:name="P5" style:family="paragraph" style:parent-style-name="Standard">
      <loext:graphic-properties draw:fill="none"/>
      <style:paragraph-properties fo:margin-left="0mm" fo:margin-right="0mm" fo:line-height="150%" fo:text-align="center" style:justify-single-word="false" fo:text-indent="0mm" style:auto-text-indent="false" fo:background-color="transparent" style:writing-mode="rl-tb"/>
      <style:text-properties style:font-name="IRANSansX" officeooo:rsid="000a14bf" officeooo:paragraph-rsid="000a14bf" style:font-name-complex="IRANSansX"/>
    </style:style>
    <style:style style:name="P6" style:family="paragraph" style:parent-style-name="Standard" style:master-page-name="">
      <loext:graphic-properties draw:fill="none"/>
      <style:paragraph-properties fo:margin-left="0mm" fo:margin-right="0mm" fo:line-height="150%" fo:text-align="center" style:justify-single-word="false" fo:text-indent="0mm" style:auto-text-indent="false" style:page-number="auto" fo:background-color="transparent" style:writing-mode="rl-tb"/>
      <style:text-properties style:font-name="IRANSansX" officeooo:rsid="000a14bf" officeooo:paragraph-rsid="000a14bf" style:font-name-complex="IRANSansX"/>
    </style:style>
    <style:style style:name="T1" style:family="text">
      <style:text-properties style:font-name-complex="IRANSansX Black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دبیر محترم ستاد فناوری‌های رباتیک و هوش مصنوعی معاونت علمی و فناوری ریاست جمهوری</text:span></text:p>
      <text:p text:style-name="P1"><text:span text:style-name="T1">با سلام و احترام</text:span></text:p>
      <text:p text:style-name="P1"><text:span text:style-name="T1"/></text:p>
      <text:p text:style-name="P3">شرکت ………………….….. به شناسه ملی …………………… با نمایندگی …………………….. به عنوان مدیرعامل و ………………… با سمت ……………… به عنوان صاحبین امضای مجاز شرکت مطابق آگهی روزنامه رسمی شماره ………………… مورخ ……………….. ضمن پذیرش شرایط ذیل خواستار دریافت مجوز بهره‌برداری تجاری از «کلان‌پیکره فارسی ترگمان» می‌باشد. </text:p>
      <text:p text:style-name="P3"><text:span text:style-name="T2">شرایط بهره‌برداری مورد پذیرش:</text:span> </text:p>
      <text:list text:style-name="L1">
        <text:list-item>
          <text:p text:style-name="P2">مالکیت مادی «کلان‌پیکره فارسی ترگمان» متعلق به ستاد فناوری‌های رباتیک و هوش مصنوعی معاونت علمی، فناوری و اقتصاد دیجیتال ریاست جمهوری و مالکیت معنوی آن متعلق به شرکت پردازش هوشمند ترگمان است. </text:p>
        </text:list-item>
        <text:list-item>
          <text:p text:style-name="P2">حق بهره‌برداری دریافتی صرفاً برای استفاده در جهت تولید و فروش انواع محصولات هوش مصنوعی مورد استفاده بوده و شامل فروش «کلان‌پیکره فارسی ترگمان» به صورت خام، یا صرفاً پیش‌پردازش‌شده نمی‌باشد. </text:p>
        </text:list-item>
        <text:list-item>
          <text:p text:style-name="P2">در کلیه محصولاتی که به هر نحوی از «کلان‌پیکره فارسی ترگمان» استفاده شود استفاده از آن ذکر خواهد شد. </text:p>
        </text:list-item>
        <text:list-item>
          <text:p text:style-name="P2">در صورتی که در پیکره تغییراتی اعمال شود، این تغییرات با مجوز حداقل معادل با CC-BY-NC-SA منتشر خواهد شد. </text:p>
        </text:list-item>
        <text:list-item>
          <text:p text:style-name="P2">حق بهره‌برداری دریافتی صرفاً در این شرکت مورد استفاده بود و به صورت رایگان یا در ازای دریافت مبلغ به افراد غیر واگذار نمی‌شود. </text:p>
        </text:list-item>
      </text:list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/>
            <text:p text:style-name="P5">……………………………</text:p>
            <text:p text:style-name="P5">صاحب امضای مجاز دوم و سوم در صورت وجود</text:p>
          </table:table-cell>
          <table:table-cell table:style-name="Table1.A1" office:value-type="string">
            <text:p text:style-name="P6">با سپاس و احترام</text:p>
            <text:p text:style-name="P5">……………………………</text:p>
            <text:p text:style-name="P5">مدیرعامل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/>
    <style:font-face style:name="IRANSansX" svg:font-family="IRANSansX" style:font-family-generic="swiss" style:font-pitch="variable"/>
    <style:font-face style:name="IRANSansX Black" svg:font-family="'IRANSansX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Roboto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" style:font-family-complex="'B Nazanin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0:37:09.683335433</meta:creation-date>
    <dc:date>2024-03-28T10:53:05.536242816</dc:date>
    <meta:editing-duration>PT15M57S</meta:editing-duration>
    <meta:editing-cycles>1</meta:editing-cycles>
    <meta:generator>LibreOffice/7.6.2.1$Linux_X86_64 LibreOffice_project/60$Build-1</meta:generator>
    <meta:document-statistic meta:table-count="1" meta:image-count="0" meta:object-count="0" meta:page-count="1" meta:paragraph-count="14" meta:word-count="307" meta:character-count="1193" meta:non-whitespace-character-count="992"/>
  </office:meta>
</office:document-meta>
</file>